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ra" svg:font-family="Lora, 'Libre Baskerville', 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Arial, sans-serif"/>
    <style:font-face style:name="apple-system" svg:font-family="apple-system, BlinkMacSystemFont, 'Segoe UI Adjusted', 'Segoe UI', 'Liberation Sans', sans-serif"/>
    <style:font-face style:name="inherit" svg:font-family="inherit"/>
    <style:font-face style:name="var ff-mono" svg:font-family="'var ff-mono'"/>
  </office:font-face-decls>
  <office:automatic-styles>
    <style:style style:name="P1" style:family="paragraph" style:parent-style-name="Heading_20_1">
      <style:text-properties fo:font-variant="normal" fo:text-transform="none" fo:color="#323232" loext:opacity="100%" style:font-name="Roboto" fo:font-size="24pt" fo:letter-spacing="normal" fo:font-style="normal" fo:font-weight="normal" officeooo:rsid="00131153" officeooo:paragraph-rsid="00131153"/>
    </style:style>
    <style:style style:name="P2" style:family="paragraph" style:parent-style-name="Heading_20_2">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font-name="Roboto" fo:font-size="18pt" fo:letter-spacing="normal" fo:font-style="normal" fo:font-weight="normal"/>
    </style:style>
    <style:style style:name="P3" style:family="paragraph" style:parent-style-name="Heading_20_3">
      <style:paragraph-properties fo:margin-left="0in" fo:margin-right="0in" fo:margin-top="0in" fo:margin-bottom="0.1665in" style:contextual-spacing="false" fo:text-align="start" style:justify-single-word="false" fo:orphans="2" fo:widows="2" fo:text-indent="0in" style:auto-text-indent="false" fo:padding="0in" fo:border="none"/>
      <style:text-properties fo:font-variant="normal" fo:text-transform="none" fo:color="#323232" loext:opacity="100%" style:font-name="Roboto" fo:font-size="15pt" fo:letter-spacing="normal" fo:font-style="normal" fo:font-weight="normal" fo:background-color="#ffff00"/>
    </style:style>
    <style:style style:name="P4" style:family="paragraph" style:parent-style-name="Heading_20_2">
      <style:text-properties fo:font-variant="normal" fo:text-transform="none" fo:color="#323232" loext:opacity="100%" style:text-position="0% 100%" style:font-name="Roboto" fo:font-size="18pt" fo:letter-spacing="normal" fo:font-style="normal" fo:font-weight="normal" officeooo:rsid="00131153" officeooo:paragraph-rsid="00131153"/>
    </style:style>
    <style:style style:name="P5" style:family="paragraph" style:parent-style-name="Heading_20_2">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Roboto" fo:font-size="18pt" fo:letter-spacing="normal" fo:font-style="normal" fo:font-weight="normal"/>
    </style:style>
    <style:style style:name="P6" style:family="paragraph" style:parent-style-name="Heading_20_2">
      <style:paragraph-properties fo:margin-top="0in" fo:margin-bottom="0.1665in" style:contextual-spacing="false" fo:orphans="2" fo:widows="2" fo:padding="0in" fo:border="none"/>
      <style:text-properties fo:font-variant="normal" fo:text-transform="none" fo:color="#323232" loext:opacity="100%" style:text-position="0% 100%" style:font-name="Roboto" fo:font-size="18pt" fo:letter-spacing="normal" fo:font-style="normal" fo:font-weight="normal"/>
    </style:style>
    <style:style style:name="P7" style:family="paragraph" style:parent-style-name="Heading_20_2">
      <style:paragraph-properties fo:margin-top="0in" fo:margin-bottom="0.1665in" style:contextual-spacing="false" fo:orphans="2" fo:widows="2" fo:break-before="page" fo:padding="0in" fo:border="none"/>
      <style:text-properties fo:font-variant="normal" fo:text-transform="none" fo:color="#323232" loext:opacity="100%" style:text-position="0% 100%" style:font-name="Roboto" fo:font-size="18pt" fo:letter-spacing="normal" fo:font-style="normal" fo:font-weight="normal"/>
    </style:style>
    <style:style style:name="P8" style:family="paragraph" style:parent-style-name="Text_20_body">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9" style:family="paragraph" style:parent-style-name="Text_20_body">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10" style:family="paragraph" style:parent-style-name="Text_20_body">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fo:background-color="#ffff00"/>
    </style:style>
    <style:style style:name="P11" style:family="paragraph" style:parent-style-name="Text_20_body">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font-name="Lora" fo:font-size="12.75pt" fo:letter-spacing="normal" fo:font-style="normal" fo:font-weight="normal"/>
    </style:style>
    <style:style style:name="P12" style:family="paragraph" style:parent-style-name="Standard">
      <style:text-properties style:text-position="0% 100%" officeooo:rsid="0015227b" officeooo:paragraph-rsid="0015227b"/>
    </style:style>
    <style:style style:name="P13" style:family="paragraph" style:parent-style-name="Heading_20_3">
      <style:paragraph-properties fo:margin-top="0in" fo:margin-bottom="0.1665in" style:contextual-spacing="false" fo:orphans="2" fo:widows="2" fo:padding="0in" fo:border="none"/>
      <style:text-properties fo:font-variant="normal" fo:text-transform="none" fo:color="#323232" loext:opacity="100%" style:text-position="0% 100%" style:font-name="Roboto" fo:font-size="15pt" fo:letter-spacing="normal" fo:font-style="normal" fo:font-weight="normal" fo:background-color="#ffff00"/>
    </style:style>
    <style:style style:name="P14" style:family="paragraph" style:parent-style-name="Heading_20_3">
      <style:paragraph-properties fo:margin-left="0in" fo:margin-right="0in" fo:line-height="130%" fo:text-indent="0in" style:auto-text-indent="false" fo:padding="0in" fo:border="none"/>
      <style:text-properties fo:font-variant="normal" fo:text-transform="none" style:font-name="apple-system" fo:font-style="normal" fo:font-weight="normal"/>
    </style:style>
    <style:style style:name="P15" style:family="paragraph" style:parent-style-name="Preformatted_20_Text">
      <style:paragraph-properties fo:margin-top="0in" fo:margin-bottom="0in" style:contextual-spacing="false" fo:text-align="start" style:justify-single-word="false" fo:orphans="2" fo:widows="2" fo:padding="0in" fo:border="none"/>
    </style:style>
    <style:style style:name="P16" style:family="paragraph" style:parent-style-name="Preformatted_20_Text">
      <style:text-properties style:text-position="0% 100%" officeooo:rsid="0015227b" officeooo:paragraph-rsid="0015227b"/>
    </style:style>
    <style:style style:name="P17" style:family="paragraph" style:parent-style-name="Standard">
      <style:text-properties style:text-position="0% 100%" officeooo:rsid="0015227b" officeooo:paragraph-rsid="0015227b"/>
    </style:style>
    <style:style style:name="P18" style:family="paragraph" style:parent-style-name="Text_20_body" style:list-style-name="L1">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19" style:family="paragraph" style:parent-style-name="Text_20_body" style:list-style-name="L2">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20" style:family="paragraph" style:parent-style-name="Text_20_body" style:list-style-name="L2">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21" style:family="paragraph" style:parent-style-name="Text_20_body" style:list-style-name="L3">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22" style:family="paragraph" style:parent-style-name="Text_20_body" style:list-style-name="L3">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23" style:family="paragraph" style:parent-style-name="Text_20_body" style:list-style-name="L4">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24" style:family="paragraph" style:parent-style-name="Text_20_body" style:list-style-name="L4">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25" style:family="paragraph" style:parent-style-name="Text_20_body" style:list-style-name="L5">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26" style:family="paragraph" style:parent-style-name="Text_20_body" style:list-style-name="L5">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27" style:family="paragraph" style:parent-style-name="Text_20_body" style:list-style-name="L6">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28" style:family="paragraph" style:parent-style-name="Text_20_body" style:list-style-name="L6">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29" style:family="paragraph" style:parent-style-name="Text_20_body" style:list-style-name="L7">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30" style:family="paragraph" style:parent-style-name="Text_20_body" style:list-style-name="L7">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31" style:family="paragraph" style:parent-style-name="Text_20_body" style:list-style-name="L8">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32" style:family="paragraph" style:parent-style-name="Text_20_body" style:list-style-name="L8">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33" style:family="paragraph" style:parent-style-name="Text_20_body" style:list-style-name="L9">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34" style:family="paragraph" style:parent-style-name="Text_20_body" style:list-style-name="L9">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35" style:family="paragraph" style:parent-style-name="Text_20_body" style:list-style-name="L10">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36" style:family="paragraph" style:parent-style-name="Text_20_body" style:list-style-name="L10">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37" style:family="paragraph" style:parent-style-name="Text_20_body" style:list-style-name="L12">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38" style:family="paragraph" style:parent-style-name="Text_20_body" style:list-style-name="L12">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39" style:family="paragraph" style:parent-style-name="Text_20_body" style:list-style-name="L13">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40" style:family="paragraph" style:parent-style-name="Text_20_body" style:list-style-name="L13">
      <style:paragraph-properties fo:margin-left="0in" fo:margin-right="0in" fo:margin-top="0in" fo:margin-bottom="0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41" style:family="paragraph" style:parent-style-name="Text_20_body" style:list-style-name="L13">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42" style:family="paragraph" style:parent-style-name="Text_20_body" style:list-style-name="L14">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text-position="0% 100%" style:font-name="Lora" fo:font-size="12.75pt" fo:letter-spacing="normal" fo:font-style="normal" fo:font-weight="normal"/>
    </style:style>
    <style:style style:name="P43" style:family="paragraph" style:parent-style-name="Text_20_body" style:list-style-name="L14">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style:style>
    <style:style style:name="P44" style:family="paragraph" style:parent-style-name="Text_20_body" style:list-style-name="L12">
      <style:paragraph-properties fo:margin-top="0in" fo:margin-bottom="0.1665in" style:contextual-spacing="false" fo:orphans="2" fo:widows="2" fo:padding="0in" fo:border="none"/>
      <style:text-properties fo:font-variant="normal" fo:text-transform="none" fo:color="#323232" loext:opacity="100%" style:text-position="0% 100%" style:font-name="Lora" fo:font-size="12.75pt" fo:letter-spacing="normal" fo:font-style="normal" fo:font-weight="normal" fo:background-color="#ffff00"/>
    </style:style>
    <style:style style:name="P45" style:family="paragraph" style:parent-style-name="Text_20_body" style:list-style-name="L11">
      <style:paragraph-properties fo:margin-top="0in" fo:margin-bottom="0.1665in" style:contextual-spacing="false" fo:orphans="2" fo:widows="2" fo:padding="0in" fo:border="none"/>
      <style:text-properties fo:font-variant="normal" fo:text-transform="none" fo:color="#323232" loext:opacity="100%" style:font-name="Lora" fo:font-size="12.75pt" fo:letter-spacing="normal" fo:font-style="normal" fo:font-weight="normal"/>
    </style:style>
    <style:style style:name="P46" style:family="paragraph" style:parent-style-name="Text_20_body" style:list-style-name="L15">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font-name="Lora" fo:font-size="12.75pt" fo:letter-spacing="normal" fo:font-style="normal" fo:font-weight="normal"/>
    </style:style>
    <style:style style:name="P47" style:family="paragraph" style:parent-style-name="Text_20_body" style:list-style-name="L16">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font-name="Lora" fo:font-size="12.75pt" fo:letter-spacing="normal" fo:font-style="normal" fo:font-weight="normal"/>
    </style:style>
    <style:style style:name="P48" style:family="paragraph" style:parent-style-name="Text_20_body" style:list-style-name="L16">
      <style:paragraph-properties fo:margin-top="0in" fo:margin-bottom="0.1665in" style:contextual-spacing="false" fo:orphans="2" fo:widows="2" fo:padding="0in" fo:border="none"/>
      <style:text-properties fo:font-variant="normal" fo:text-transform="none" fo:color="#323232" loext:opacity="100%" style:font-name="Lora" fo:font-size="12.75pt" fo:letter-spacing="normal" fo:font-style="normal" fo:font-weight="normal"/>
    </style:style>
    <style:style style:name="P49" style:family="paragraph" style:parent-style-name="Text_20_body" style:list-style-name="L17">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font-name="Lora" fo:font-size="12.75pt" fo:letter-spacing="normal" fo:font-style="normal" fo:font-weight="normal"/>
    </style:style>
    <style:style style:name="P50" style:family="paragraph" style:parent-style-name="Text_20_body" style:list-style-name="L17">
      <style:paragraph-properties fo:margin-left="0in" fo:margin-right="0in" fo:margin-top="0in" fo:margin-bottom="0in" style:contextual-spacing="false" fo:orphans="2" fo:widows="2" fo:text-indent="0in" style:auto-text-indent="false" fo:padding="0in" fo:border="none"/>
      <style:text-properties fo:font-variant="normal" fo:text-transform="none" fo:color="#323232" loext:opacity="100%" style:font-name="Lora" fo:font-size="12.75pt" fo:letter-spacing="normal" fo:font-style="normal" fo:font-weight="normal"/>
    </style:style>
    <style:style style:name="P51" style:family="paragraph" style:parent-style-name="Text_20_body" style:list-style-name="L17">
      <style:paragraph-properties fo:margin-top="0in" fo:margin-bottom="0.1665in" style:contextual-spacing="false" fo:orphans="2" fo:widows="2" fo:padding="0in" fo:border="none"/>
      <style:text-properties fo:font-variant="normal" fo:text-transform="none" fo:color="#323232" loext:opacity="100%" style:font-name="Lora" fo:font-size="12.75pt" fo:letter-spacing="normal" fo:font-style="normal" fo:font-weight="normal"/>
    </style:style>
    <style:style style:name="P52" style:family="paragraph" style:parent-style-name="Text_20_body" style:list-style-name="L18">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font-name="Lora" fo:font-size="12.75pt" fo:letter-spacing="normal" fo:font-style="normal" fo:font-weight="normal"/>
    </style:style>
    <style:style style:name="P53" style:family="paragraph" style:parent-style-name="Text_20_body" style:list-style-name="L18">
      <style:paragraph-properties fo:margin-top="0in" fo:margin-bottom="0.1665in" style:contextual-spacing="false" fo:orphans="2" fo:widows="2" fo:padding="0in" fo:border="none"/>
      <style:text-properties fo:font-variant="normal" fo:text-transform="none" fo:color="#323232" loext:opacity="100%" style:font-name="Lora" fo:font-size="12.75pt" fo:letter-spacing="normal" fo:font-style="normal" fo:font-weight="normal"/>
    </style:style>
    <style:style style:name="P54" style:family="paragraph" style:parent-style-name="Text_20_body" style:list-style-name="L19">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font-name="Lora" fo:font-size="12.75pt" fo:letter-spacing="normal" fo:font-style="normal" fo:font-weight="normal"/>
    </style:style>
    <style:style style:name="P55" style:family="paragraph" style:parent-style-name="Text_20_body" style:list-style-name="L19">
      <style:paragraph-properties fo:margin-top="0in" fo:margin-bottom="0.1665in" style:contextual-spacing="false" fo:orphans="2" fo:widows="2" fo:padding="0in" fo:border="none"/>
      <style:text-properties fo:font-variant="normal" fo:text-transform="none" fo:color="#323232" loext:opacity="100%" style:font-name="Lora" fo:font-size="12.75pt" fo:letter-spacing="normal" fo:font-style="normal" fo:font-weight="normal"/>
    </style:style>
    <style:style style:name="P56" style:family="paragraph" style:parent-style-name="Text_20_body" style:list-style-name="L20">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font-name="Lora" fo:font-size="12.75pt" fo:letter-spacing="normal" fo:font-style="normal" fo:font-weight="normal"/>
    </style:style>
    <style:style style:name="P57" style:family="paragraph" style:parent-style-name="Text_20_body" style:list-style-name="L20">
      <style:paragraph-properties fo:margin-top="0in" fo:margin-bottom="0.1665in" style:contextual-spacing="false" fo:orphans="2" fo:widows="2" fo:padding="0in" fo:border="none"/>
      <style:text-properties fo:font-variant="normal" fo:text-transform="none" fo:color="#323232" loext:opacity="100%" style:font-name="Lora" fo:font-size="12.75pt" fo:letter-spacing="normal" fo:font-style="normal" fo:font-weight="normal"/>
    </style:style>
    <style:style style:name="P58" style:family="paragraph" style:parent-style-name="Text_20_body" style:list-style-name="L21">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font-name="Lora" fo:font-size="12.75pt" fo:letter-spacing="normal" fo:font-style="normal" fo:font-weight="normal"/>
    </style:style>
    <style:style style:name="P59" style:family="paragraph" style:parent-style-name="Text_20_body" style:list-style-name="L21">
      <style:paragraph-properties fo:margin-top="0in" fo:margin-bottom="0.1665in" style:contextual-spacing="false" fo:orphans="2" fo:widows="2" fo:padding="0in" fo:border="none"/>
      <style:text-properties fo:font-variant="normal" fo:text-transform="none" fo:color="#323232" loext:opacity="100%" style:font-name="Lora" fo:font-size="12.75pt" fo:letter-spacing="normal" fo:font-style="normal" fo:font-weight="normal"/>
    </style:style>
    <style:style style:name="P60" style:family="paragraph" style:parent-style-name="Text_20_body" style:list-style-name="L22">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font-name="Lora" fo:font-size="12.75pt" fo:letter-spacing="normal" fo:font-style="normal" fo:font-weight="normal"/>
    </style:style>
    <style:style style:name="P61" style:family="paragraph" style:parent-style-name="Text_20_body" style:list-style-name="L22">
      <style:paragraph-properties fo:margin-top="0in" fo:margin-bottom="0.1665in" style:contextual-spacing="false" fo:orphans="2" fo:widows="2" fo:padding="0in" fo:border="none"/>
      <style:text-properties fo:font-variant="normal" fo:text-transform="none" fo:color="#323232" loext:opacity="100%" style:font-name="Lora" fo:font-size="12.75pt" fo:letter-spacing="normal" fo:font-style="normal" fo:font-weight="normal"/>
    </style:style>
    <style:style style:name="P62" style:family="paragraph" style:parent-style-name="Text_20_body" style:list-style-name="L23">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font-name="Lora" fo:font-size="12.75pt" fo:letter-spacing="normal" fo:font-style="normal" fo:font-weight="normal"/>
    </style:style>
    <style:style style:name="P63" style:family="paragraph" style:parent-style-name="Text_20_body" style:list-style-name="L23">
      <style:paragraph-properties fo:margin-top="0in" fo:margin-bottom="0.1665in" style:contextual-spacing="false" fo:orphans="2" fo:widows="2" fo:padding="0in" fo:border="none"/>
      <style:text-properties fo:font-variant="normal" fo:text-transform="none" fo:color="#323232" loext:opacity="100%" style:font-name="Lora" fo:font-size="12.75pt" fo:letter-spacing="normal" fo:font-style="normal" fo:font-weight="normal"/>
    </style:style>
    <style:style style:name="P64" style:family="paragraph" style:parent-style-name="Text_20_body" style:list-style-name="L24">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23232" loext:opacity="100%" style:font-name="Lora" fo:font-size="12.75pt" fo:letter-spacing="normal" fo:font-style="normal" fo:font-weight="normal"/>
    </style:style>
    <style:style style:name="P65" style:family="paragraph" style:parent-style-name="Text_20_body" style:list-style-name="L24">
      <style:paragraph-properties fo:margin-top="0in" fo:margin-bottom="0.1665in" style:contextual-spacing="false" fo:orphans="2" fo:widows="2" fo:padding="0in" fo:border="none"/>
      <style:text-properties fo:font-variant="normal" fo:text-transform="none" fo:color="#323232" loext:opacity="100%" style:font-name="Lora" fo:font-size="12.75pt" fo:letter-spacing="normal" fo:font-style="normal" fo:font-weight="normal"/>
    </style:style>
    <style:style style:name="P66" style:family="paragraph" style:parent-style-name="Text_20_body" style:list-style-name="L25">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32629" loext:opacity="100%" style:font-name="inherit" fo:font-size="11.25pt" fo:letter-spacing="normal" fo:font-style="normal" fo:font-weight="normal"/>
    </style:style>
    <style:style style:name="P67" style:family="paragraph" style:parent-style-name="Text_20_body" style:list-style-name="L15">
      <style:paragraph-properties fo:margin-top="0in" fo:margin-bottom="0.1665in" style:contextual-spacing="false" fo:orphans="2" fo:widows="2" fo:padding="0in" fo:border="none"/>
    </style:style>
    <style:style style:name="P68" style:family="paragraph" style:parent-style-name="Text_20_body" style:list-style-name="L25">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T1" style:family="text">
      <style:text-properties fo:font-variant="normal" fo:text-transform="none" fo:color="#cf4344" loext:opacity="100%" style:text-line-through-style="none" style:text-line-through-type="none" style:font-name="Lora" fo:font-size="12.75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323232" loext:opacity="100%" style:font-name="Lora" fo:font-size="12.75pt" fo:letter-spacing="normal" fo:font-style="normal" fo:font-weight="normal"/>
    </style:style>
    <style:style style:name="T3" style:family="text">
      <style:text-properties fo:font-variant="normal" fo:text-transform="none" fo:font-size="14pt" fo:letter-spacing="normal" fo:font-weight="bold" fo:background-color="transparent" loext:char-shading-value="0" style:font-size-asian="14pt" style:font-weight-asian="bold" style:font-size-complex="14pt" style:font-weight-complex="bold" loext:padding="0in" loext:border="none"/>
    </style:style>
    <style:style style:name="T4" style:family="text">
      <style:text-properties fo:font-variant="normal" fo:text-transform="none" fo:font-size="14pt" fo:letter-spacing="normal" fo:background-color="transparent" loext:char-shading-value="0" style:font-size-asian="14pt" style:font-size-complex="14pt" loext:padding="0in" loext:border="none"/>
    </style:style>
    <style:style style:name="T5" style:family="text">
      <style:text-properties fo:font-variant="normal" fo:text-transform="none" style:font-name="var ff-mono" fo:font-size="14pt" fo:letter-spacing="normal" fo:font-style="normal" fo:font-weight="normal" fo:background-color="transparent" loext:char-shading-value="0" style:font-size-asian="14pt" style:font-weight-asian="bold" style:font-size-complex="14pt" style:font-weight-complex="bold" loext:padding="0in" loext:border="none"/>
    </style:style>
    <style:style style:name="T6" style:family="text">
      <style:text-properties fo:font-variant="normal" fo:text-transform="none" style:font-name="var ff-mono" fo:letter-spacing="normal" fo:font-style="normal" fo:font-weight="normal" fo:background-color="transparent" loext:char-shading-value="0" loext:padding="0in" loext:border="none"/>
    </style:style>
    <style:style style:name="T7" style:family="text">
      <style:text-properties fo:font-variant="normal" fo:text-transform="none" fo:letter-spacing="normal" fo:background-color="transparent" loext:char-shading-value="0" loext:padding="0in" loext:border="none"/>
    </style:style>
    <style:style style:name="T8" style:family="text">
      <style:text-properties fo:font-variant="normal" fo:text-transform="none" fo:color="#232629" loext:opacity="100%" style:font-name="var ff-mono" fo:font-size="11.25pt" fo:letter-spacing="normal" fo:font-style="normal" fo:font-weight="normal" loext:padding="0in" loext:border="none"/>
    </style:style>
    <style:style style:name="T9" style:family="text">
      <style:text-properties fo:font-variant="normal" fo:text-transform="none" fo:color="#232629" loext:opacity="100%" style:font-name="inherit" fo:font-size="11.25pt" fo:letter-spacing="normal" fo:font-style="normal" fo:font-weight="bold" loext:padding="0in" loext:border="none"/>
    </style:style>
    <style:style style:name="T10" style:family="text">
      <style:text-properties fo:font-variant="normal" fo:text-transform="none" fo:color="#232629" loext:opacity="100%" style:font-name="inherit" fo:font-size="11.25pt" fo:letter-spacing="normal" fo:font-style="normal" fo:font-weight="normal"/>
    </style:style>
    <style:style style:name="T11" style:family="text">
      <style:text-properties fo:font-variant="normal" fo:text-transform="none" fo:color="#232629" loext:opacity="100%" style:font-name="inherit" fo:font-size="11.25pt" fo:letter-spacing="normal" fo:font-style="normal" style:text-underline-style="solid" style:text-underline-width="auto" style:text-underline-color="font-color" fo:font-weight="normal" loext:padding="0in" loext:border="none"/>
    </style:style>
    <style:style style:name="T12" style:family="text">
      <style:text-properties fo:font-variant="normal" fo:text-transform="none" fo:color="#232629" loext:opacity="100%" style:font-name="apple-system" fo:font-size="11.25pt" fo:letter-spacing="normal" fo:font-style="normal" fo:font-weight="bold" fo:background-color="transparent" loext:char-shading-value="0" style:font-size-asian="14pt" style:font-weight-asian="bold" style:font-size-complex="14pt" style:font-weight-complex="bold" loext:padding="0in" loext:border="none"/>
    </style:style>
    <style:style style:name="T13" style:family="text">
      <style:text-properties fo:font-variant="normal" fo:text-transform="none" fo:color="#232629" loext:opacity="100%" style:font-name="apple-system" fo:font-size="11.25pt" fo:letter-spacing="normal" fo:font-style="normal" fo:font-weight="normal" fo:background-color="transparent" loext:char-shading-value="0" style:font-size-asian="14pt" style:font-weight-asian="bold" style:font-size-complex="14pt" style:font-weight-complex="bold" loext:padding="0in" loext:border="none"/>
    </style:style>
    <style:style style:name="T14" style:family="text">
      <style:text-properties fo:font-variant="normal" fo:text-transform="none" fo:color="#232629" loext:opacity="100%" style:font-name="apple-system" fo:font-size="11.25pt" fo:letter-spacing="normal" fo:font-style="normal" fo:background-color="transparent" loext:char-shading-value="0" style:font-size-asian="14pt" style:font-size-complex="14pt" loext:padding="0in" loext:border="none"/>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66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66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333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3126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nix Commands</text:h>
      <text:h text:style-name="P4" text:outline-level="2"><text:bookmark text:name="getting-help-in-unix"/>Getting help in Unix</text:h>
      <text:list xml:id="list2159262258" text:style-name="L1">
        <text:list-item>
          <text:p text:style-name="P18">man – view manual pages for Unix commands</text:p>
        </text:list-item>
      </text:list>
      <text:h text:style-name="P5" text:outline-level="2"><text:bookmark text:name="unix-shell-commands"/>Unix Shell Commands</text:h>
      <text:list xml:id="list928776686" text:style-name="L2">
        <text:list-item>
          <text:p text:style-name="P19">clear – clear screen</text:p>
        </text:list-item>
        <text:list-item>
          <text:p text:style-name="P20">history – show history of previous commands</text:p>
        </text:list-item>
      </text:list>
      <text:h text:style-name="P5" text:outline-level="2"><text:bookmark text:name="time-and-date-commands"/>Time and Date commands</text:h>
      <text:list xml:id="list2105730225" text:style-name="L3">
        <text:list-item>
          <text:p text:style-name="P21">date – show current date and time</text:p>
        </text:list-item>
        <text:list-item>
          <text:p text:style-name="P22">sleep – wait for a given number of seconds</text:p>
        </text:list-item>
        <text:list-item>
          <text:p text:style-name="P22">uptime – find out how long the system has been up</text:p>
        </text:list-item>
      </text:list>
      <text:h text:style-name="P5" text:outline-level="2"><text:bookmark text:name="unix-users-commands"/>Unix users commands</text:h>
      <text:p text:style-name="P8">These commands allow you to get basic information about Unix users in your environment.</text:p>
      <text:list xml:id="list380913343" text:style-name="L4">
        <text:list-item>
          <text:p text:style-name="P23">whoami – show your username</text:p>
        </text:list-item>
        <text:list-item>
          <text:p text:style-name="P24">id – print user identity</text:p>
        </text:list-item>
        <text:list-item>
          <text:p text:style-name="P24">groups – show which groups user belongs to</text:p>
        </text:list-item>
        <text:list-item>
          <text:p text:style-name="P24">passwd – change user password</text:p>
        </text:list-item>
        <text:list-item>
          <text:p text:style-name="P24">who – find out who is logged into the system</text:p>
        </text:list-item>
        <text:list-item>
          <text:p text:style-name="P24">last – show history of logins into the system</text:p>
        </text:list-item>
      </text:list>
      <text:h text:style-name="P5" text:outline-level="2"><text:bookmark text:name="unix-file-operations"/>Unix file operations</text:h>
      <text:p text:style-name="P8">Navigating filesystem and managing files and access permissions:</text:p>
      <text:list xml:id="list2239456061" text:style-name="L5">
        <text:list-item>
          <text:p text:style-name="P25">ls – list files and directories</text:p>
        </text:list-item>
        <text:list-item>
          <text:p text:style-name="P26"><text:soft-page-break/>cp – copy files (work in progress)</text:p>
        </text:list-item>
        <text:list-item>
          <text:p text:style-name="P26">rm – remove files and directories (work in progress)</text:p>
        </text:list-item>
        <text:list-item>
          <text:p text:style-name="P26">mv – rename or move files and directories to another location</text:p>
        </text:list-item>
        <text:list-item>
          <text:p text:style-name="P26">chmod – change file/directory access permissions</text:p>
        </text:list-item>
        <text:list-item>
          <text:p text:style-name="P26">chown – change file/directory ownership</text:p>
        </text:list-item>
      </text:list>
      <text:h text:style-name="P5" text:outline-level="2"><text:bookmark text:name="text-file-operations-in-unix"/>Text file operations in Unix</text:h>
      <text:p text:style-name="P8">Most of important configuration in Unix is in clear text files, these commands will let you quickly inspect files or view logs:</text:p>
      <text:list xml:id="list4144709398" text:style-name="L6">
        <text:list-item>
          <text:p text:style-name="P27">cat – concatenate files and show contents to the standard output</text:p>
        </text:list-item>
        <text:list-item>
          <text:p text:style-name="P28">more – basic pagination when viewing text files or parsing Unix commands output</text:p>
        </text:list-item>
        <text:list-item>
          <text:p text:style-name="P28">less – an improved pagination tool for viewing text files (better than more command)</text:p>
        </text:list-item>
        <text:list-item>
          <text:p text:style-name="P28">head – show the first 10 lines of text file (you can specify any number of lines)</text:p>
        </text:list-item>
        <text:list-item>
          <text:p text:style-name="P28">tail – show the last 10 lines of text file (any number can be specified)</text:p>
        </text:list-item>
        <text:list-item>
          <text:p text:style-name="P28">grep – search for patterns in text files</text:p>
        </text:list-item>
      </text:list>
      <text:h text:style-name="P5" text:outline-level="2"><text:bookmark text:name="unix-directory-management-commands"/>Unix directory management commands</text:h>
      <text:p text:style-name="P8">Navigating filesystems and managing directories:</text:p>
      <text:list xml:id="list3722807375" text:style-name="L7">
        <text:list-item>
          <text:p text:style-name="P29">cd – change directory</text:p>
        </text:list-item>
        <text:list-item>
          <text:p text:style-name="P30">pwd – confirm current directory</text:p>
        </text:list-item>
        <text:list-item>
          <text:p text:style-name="P30">ln – make links and symlinks to files and directories</text:p>
        </text:list-item>
        <text:list-item>
          <text:p text:style-name="P30">mkdir – make new directory</text:p>
        </text:list-item>
        <text:list-item>
          <text:p text:style-name="P30">rmdir – remove directories in Unix</text:p>
        </text:list-item>
      </text:list>
      <text:h text:style-name="P5" text:outline-level="2"><text:bookmark text:name="unix-system-status-commands"/><text:soft-page-break/>Unix system status commands</text:h>
      <text:p text:style-name="P8">Most useful commands for reviewing hostname configuration and vital stats:</text:p>
      <text:list xml:id="list2277695878" text:style-name="L8">
        <text:list-item>
          <text:p text:style-name="P31">hostname – show or set server hostname</text:p>
        </text:list-item>
        <text:list-item>
          <text:p text:style-name="P32">w – display system load, who’s logged in and what they are doing</text:p>
        </text:list-item>
        <text:list-item>
          <text:p text:style-name="P32">uname – print Unix system information</text:p>
        </text:list-item>
      </text:list>
      <text:h text:style-name="P5" text:outline-level="2"><text:bookmark text:name="reboot"/>Reboot</text:h>
      <text:list xml:id="list4037780174" text:style-name="L9">
        <text:list-item>
          <text:p text:style-name="P33">shutdown – graceful shutdown and reboot of your system</text:p>
        </text:list-item>
        <text:list-item>
          <text:p text:style-name="P34">halt – ungraceful (without stopping OS services) shutdown</text:p>
        </text:list-item>
        <text:list-item>
          <text:p text:style-name="P34">reboot – ungraceful reboot (without stopping OS services)</text:p>
        </text:list-item>
      </text:list>
      <text:h text:style-name="P5" text:outline-level="2"><text:bookmark text:name="networking-commands-in-unix"/>Networking commands in Unix</text:h>
      <text:p text:style-name="P8">Most useful commands for inspecting network setup and exploring network connections and ports:</text:p>
      <text:list xml:id="list3461957848" text:style-name="L10">
        <text:list-item>
          <text:p text:style-name="P35">ifconfig – show and set IP addresses (found almost everywhere)</text:p>
        </text:list-item>
        <text:list-item>
          <text:p text:style-name="P36">ip – show and set IP addresses (in recent Linux versions)</text:p>
        </text:list-item>
        <text:list-item>
          <text:p text:style-name="P36">ping – check if remote host is reachable via ICMP ping</text:p>
        </text:list-item>
        <text:list-item>
          <text:p text:style-name="P36">netstat – show network stats and routing information</text:p>
        </text:list-item>
        <text:list-item>
          <text:p text:style-name="P36">nslookup – query domain names and IP addresses</text:p>
        </text:list-item>
      </text:list>
      <text:list xml:id="list101716155" text:style-name="L11">
        <text:list-item>
          <text:p text:style-name="P45">5 ways to use nslookup</text:p>
        </text:list-item>
      </text:list>
      <text:h text:style-name="P5" text:outline-level="2"><text:bookmark text:name="process-management"/>Process management</text:h>
      <text:p text:style-name="P8">Listing processes and confirming their status, and stopping processes if needed:</text:p>
      <text:list xml:id="list2922157884" text:style-name="L12">
        <text:list-item>
          <text:p text:style-name="P37">ps – list processes</text:p>
        </text:list-item>
        <text:list-item>
          <text:p text:style-name="P38">top – show tasks and system status</text:p>
        </text:list-item>
        <text:list-item>
          <text:p text:style-name="P44">htop</text:p>
        </text:list-item>
        <text:list-item>
          <text:p text:style-name="P38"><text:soft-page-break/>kill – kill a process (stop application running)</text:p>
        </text:list-item>
      </text:list>
      <text:h text:style-name="P5" text:outline-level="2"><text:bookmark text:name="remote-access-commands"/>Remote access commands</text:h>
      <text:p text:style-name="P8">ssh is really the only way to go, but it’s important to know telnet as well:</text:p>
      <text:list xml:id="list4162268365" text:style-name="L13">
        <text:list-item>
          <text:p text:style-name="P39">telnet – clear-text (insecure) remote access protocol</text:p>
        </text:list-item>
        <text:list-item>
          <text:p text:style-name="P41">ssh – Secure SHell – encrypted remote access client</text:p>
          <text:list>
            <text:list-item>
              <text:p text:style-name="P40">check out the SSH reference!</text:p>
            </text:list-item>
          </text:list>
        </text:list-item>
      </text:list>
      <text:h text:style-name="P5" text:outline-level="2"><text:bookmark text:name="file-transfers--commands"/>File transfers commands</text:h>
      <text:p text:style-name="P8">Always useful to know how to copy files between servers or just download some package from the web:</text:p>
      <text:list xml:id="list970127446" text:style-name="L14">
        <text:list-item>
          <text:p text:style-name="P42">ftp – clear-text (insecure!) File Transfer Protocol client</text:p>
        </text:list-item>
        <text:list-item>
          <text:p text:style-name="P43">sftp – secure (encrypted) version of FTP</text:p>
        </text:list-item>
        <text:list-item>
          <text:p text:style-name="P43">scp – secure (encrypted) version of cp command</text:p>
        </text:list-item>
        <text:list-item>
          <text:p text:style-name="P43">wget – download files from remote servers, HTTP/HTTPS and FTP</text:p>
        </text:list-item>
      </text:list>
      <text:h text:style-name="P6" text:outline-level="2"><text:bookmark text:name="unix-file-operations1"/>Unix file operations</text:h>
      <text:list xml:id="list3628597376" text:style-name="L15">
        <text:list-item>
          <text:p text:style-name="P46">basename – get filename from the full path (remove directory names)</text:p>
        </text:list-item>
        <text:list-item>
          <text:p text:style-name="P67"><text:a xlink:type="simple" xlink:href="https://www.unixtutorial.org/commands/ln" text:style-name="Internet_20_link" text:visited-style-name="Visited_20_Internet_20_Link"><text:span text:style-name="T1">ln</text:span></text:a><text:span text:style-name="T2"> – make links and symlinks to files and directories</text:span></text:p>
        </text:list-item>
        <text:list-item>
          <text:p text:style-name="P67"><text:a xlink:type="simple" xlink:href="https://www.unixtutorial.org/commands/find" text:style-name="Internet_20_link" text:visited-style-name="Visited_20_Internet_20_Link"><text:span text:style-name="T1">find</text:span></text:a><text:span text:style-name="T2"> – finding files and directories in Unix</text:span></text:p>
        </text:list-item>
        <text:list-item>
          <text:p text:style-name="P67"><text:a xlink:type="simple" xlink:href="https://www.unixtutorial.org/commands/rsync" text:style-name="Internet_20_link" text:visited-style-name="Visited_20_Internet_20_Link"><text:span text:style-name="T1">rsync</text:span></text:a><text:span text:style-name="T2"> - synchronise local and remote directories and files</text:span></text:p>
        </text:list-item>
      </text:list>
      <text:h text:style-name="P2" text:outline-level="2"><text:bookmark text:name="unix-system-status-commands1"/>Unix system status commands</text:h>
      <text:list xml:id="list3457609470" text:style-name="L16">
        <text:list-item>
          <text:p text:style-name="P47">dmesg – show latest kernel buffer messages</text:p>
        </text:list-item>
        <text:list-item>
          <text:p text:style-name="P48">last – show history of user logins and reboot/shutdown commands</text:p>
        </text:list-item>
        <text:list-item>
          <text:p text:style-name="P48">w – show who is logged on and what they are doing</text:p>
        </text:list-item>
        <text:list-item>
          <text:p text:style-name="P48">who -r – confirm current run-level of your Unix/Linux OS</text:p>
        </text:list-item>
        <text:list-item>
          <text:p text:style-name="P48">uname – print Unix system information: hostname, kernel version, etc</text:p>
        </text:list-item>
        <text:list-item>
          <text:p text:style-name="P48"><text:soft-page-break/>lsb_release – find Linux Standard Base (LSB) information</text:p>
        </text:list-item>
      </text:list>
      <text:h text:style-name="P2" text:outline-level="2"><text:bookmark text:name="privileged-access"/>Privileged Access</text:h>
      <text:list xml:id="list1929851237" text:style-name="L17">
        <text:list-item>
          <text:p text:style-name="P49">su – switch user (commonly used to become root)</text:p>
        </text:list-item>
        <text:list-item>
          <text:p text:style-name="P51">sudo – run commands with elevated (usually root-like) privileges</text:p>
          <text:list>
            <text:list-item>
              <text:p text:style-name="P50">be sure to check out sudo reference</text:p>
            </text:list-item>
          </text:list>
        </text:list-item>
        <text:list-item>
          <text:p text:style-name="P51">visudo – edit the /etc/sudoers file safely</text:p>
        </text:list-item>
      </text:list>
      <text:h text:style-name="P2" text:outline-level="2"><text:bookmark text:name="advanced-process-management-in-unix"/>Advanced process management in Unix</text:h>
      <text:list xml:id="list2325171208" text:style-name="L18">
        <text:list-item>
          <text:p text:style-name="P52">ps -aef – show full listing of processes on your system</text:p>
        </text:list-item>
        <text:list-item>
          <text:p text:style-name="P53">ptree – show process tree in Solaris (can be done with ps in Linux)</text:p>
        </text:list-item>
        <text:list-item>
          <text:p text:style-name="P53">kill – kill a process (or send a specific signal to it)</text:p>
        </text:list-item>
        <text:list-item>
          <text:p text:style-name="P53">nice – start a process with certain priority (CPU resourcing)</text:p>
        </text:list-item>
        <text:list-item>
          <text:p text:style-name="P53">renice – update a CPU priority of an existing process</text:p>
        </text:list-item>
        <text:list-item>
          <text:p text:style-name="P53">pmap – print process map – detailed low-level memory usage</text:p>
        </text:list-item>
        <text:list-item>
          <text:p text:style-name="P53">pfiles – shows list of files/network ports open by process in Solaris</text:p>
        </text:list-item>
      </text:list>
      <text:h text:style-name="P2" text:outline-level="2"><text:bookmark text:name="text-manipulation-commands"/>Text Manipulation commands</text:h>
      <text:list xml:id="list1386480956" text:style-name="L19">
        <text:list-item>
          <text:p text:style-name="P54">awk – text processing and data extraction in text files</text:p>
        </text:list-item>
        <text:list-item>
          <text:p text:style-name="P55">grep – find and extract lines from text</text:p>
        </text:list-item>
        <text:list-item>
          <text:p text:style-name="P55">egrep – extended grep – advanced pattern matching in text files</text:p>
        </text:list-item>
        <text:list-item>
          <text:p text:style-name="P55">sed – stream editor (search/replace values in a string)</text:p>
        </text:list-item>
        <text:list-item>
          <text:p text:style-name="P55">tr – translate characters in a string using provided rules</text:p>
        </text:list-item>
      </text:list>
      <text:h text:style-name="P2" text:outline-level="2"><text:bookmark text:name="unix-filesystems-commands"/>Unix filesystems commands</text:h>
      <text:list xml:id="list825504523" text:style-name="L20">
        <text:list-item>
          <text:p text:style-name="P56">fstyp – confirm a type of filesystem on the specified device</text:p>
        </text:list-item>
        <text:list-item>
          <text:p text:style-name="P57">df – shows filesystem usage for active (mounted) filesystems</text:p>
        </text:list-item>
        <text:list-item>
          <text:p text:style-name="P57"><text:soft-page-break/>du – shows disk usage info for files and directories</text:p>
        </text:list-item>
      </text:list>
      <text:h text:style-name="P2" text:outline-level="2"><text:bookmark text:name="working-with-disks-and-filesystems"/>Working with disks and filesystems</text:h>
      <text:list xml:id="list1387814620" text:style-name="L21">
        <text:list-item>
          <text:p text:style-name="P58">mount – attach filesystem into the file tree</text:p>
        </text:list-item>
        <text:list-item>
          <text:p text:style-name="P59">umount – detach filesystem from the file tree</text:p>
        </text:list-item>
        <text:list-item>
          <text:p text:style-name="P59">dd – copy or securely erase disks and disk partitions</text:p>
        </text:list-item>
        <text:list-item>
          <text:p text:style-name="P59">fsck – check filesystem integrity</text:p>
        </text:list-item>
        <text:list-item>
          <text:p text:style-name="P59">growfs – grow filesystem</text:p>
        </text:list-item>
        <text:list-item>
          <text:p text:style-name="P59">tune2fs – adjust tunable filesystem parameters (for ext2/ext3)</text:p>
        </text:list-item>
        <text:list-item>
          <text:p text:style-name="P59">mkfs – make new filesystem</text:p>
        </text:list-item>
      </text:list>
      <text:h text:style-name="P2" text:outline-level="2"><text:bookmark text:name="networking"/>Networking</text:h>
      <text:list xml:id="list582341674" text:style-name="L22">
        <text:list-item>
          <text:p text:style-name="P60">iptables – manage firewall rules on a Linux server</text:p>
        </text:list-item>
        <text:list-item>
          <text:p text:style-name="P61">netstat – network statistics and network routing information</text:p>
        </text:list-item>
        <text:list-item>
          <text:p text:style-name="P61">traceroute – tracing ICMP routes to a remote host</text:p>
        </text:list-item>
      </text:list>
      <text:h text:style-name="P6" text:outline-level="2"><text:bookmark text:name="systemd-commands"/>systemd Commands</text:h>
      <text:p text:style-name="P11">Recent Linux distros rely on systemd suite of commands for managing Linux OS and its services. This section lists systemd commands:</text:p>
      <text:list xml:id="list3907244177" text:style-name="L23">
        <text:list-item>
          <text:p text:style-name="P62">systemctl – management of OS services</text:p>
        </text:list-item>
        <text:list-item>
          <text:p text:style-name="P63">journalctl – show latest (error) log messages on server or service level</text:p>
        </text:list-item>
      </text:list>
      <text:p text:style-name="P9"/>
      <text:h text:style-name="P7" text:outline-level="2"><text:bookmark text:name="linux-commands-list"/>Linux Commands List</text:h>
      <text:p text:style-name="P11">Modern distributions of Linux do have their share of unique commands, and they’re mostly fairly recent. Some of these commands have been so popular than they found their way into other non-Linux distributions:</text:p>
      <text:list xml:id="list1913077455" text:style-name="L24">
        <text:list-item>
          <text:p text:style-name="P64">apt and apt-get – package managers in Debian, Ubuntu and Linux Mint</text:p>
        </text:list-item>
        <text:list-item>
          <text:p text:style-name="P65">dpkg – Debian package manager (also available in Ubuntu)</text:p>
        </text:list-item>
        <text:list-item>
          <text:p text:style-name="P65">lsof– list open files (and unix sockets and network connections)</text:p>
        </text:list-item>
        <text:list-item>
          <text:p text:style-name="P65">lspci</text:p>
        </text:list-item>
        <text:list-item>
          <text:p text:style-name="P65">dmidecode– get description of system’s hardware components (and their model names and serial numbers)</text:p>
        </text:list-item>
        <text:list-item>
          <text:p text:style-name="P65">biosdecode</text:p>
        </text:list-item>
        <text:list-item>
          <text:p text:style-name="P65">systemctl</text:p>
        </text:list-item>
        <text:list-item>
          <text:p text:style-name="P65">journalctl</text:p>
        </text:list-item>
        <text:list-item>
          <text:p text:style-name="P65">lsmod</text:p>
        </text:list-item>
        <text:list-item>
          <text:p text:style-name="P65">insmod</text:p>
        </text:list-item>
        <text:list-item>
          <text:p text:style-name="P65">ip – routing, networking and network devices info</text:p>
        </text:list-item>
        <text:list-item>
          <text:p text:style-name="P65">sysctl</text:p>
        </text:list-item>
        <text:list-item>
          <text:p text:style-name="P65">lsb_release – Linux Standard Base (LSB) release information</text:p>
        </text:list-item>
        <text:list-item>
          <text:p text:style-name="P65">cryptsetup – management of LUKS encrypted filesystems</text:p>
        </text:list-item>
      </text:list>
      <text:h text:style-name="P13" text:outline-level="3"><text:bookmark text:name="unix-filesystem-operation-commands"/>unix filesystem operation commands</text:h>
      <text:h text:style-name="P3" text:outline-level="3"><text:bookmark text:name="unix-commands-for-effective-shell-scripting"/>unix commands for effective shell scripting</text:h>
      <text:h text:style-name="P3" text:outline-level="3"><text:bookmark text:name="unix-user-management"/>unix user management</text:h>
      <text:h text:style-name="P3" text:outline-level="3"><text:bookmark text:name="unix-system-monitoring"/>unix system monitoring</text:h>
      <text:p text:style-name="P10"/>
      <text:p text:style-name="P16"><text:soft-page-break/><text:span text:style-name="Source_20_Text"><text:span text:style-name="T12">To write the output of a command to a file, there are basically 10 commonly used ways.</text:span></text:span></text:p>
      <text:p text:style-name="P16"><text:span text:style-name="Source_20_Text"><text:span text:style-name="T3"/></text:span></text:p>
      <text:p text:style-name="P16"><text:span text:style-name="Source_20_Text"><text:span text:style-name="T3"><text:s text:c="8"/></text:span></text:span><text:span text:style-name="Source_20_Text"><text:span text:style-name="T5">|| visible in terminal || <text:s text:c="2"/>visible in file <text:s text:c="2"/>|| existing</text:span></text:span></text:p>
      <text:p text:style-name="P15"><text:span text:style-name="Source_20_Text"><text:span text:style-name="T7"><text:s text:c="2"/></text:span></text:span><text:span text:style-name="Source_20_Text"><text:span text:style-name="T6">Syntax <text:s/>|| <text:s/>StdOut <text:s/>| <text:s/>StdErr <text:s/>|| <text:s/>StdOut <text:s/>| <text:s/>StdErr <text:s/>|| <text:s text:c="2"/>file <text:s text:c="2"/></text:span></text:span></text:p>
      <text:p text:style-name="P15"><text:span text:style-name="Source_20_Text"><text:span text:style-name="T6">==========++==========+==========++==========+==========++===========</text:span></text:span></text:p>
      <text:p text:style-name="P15"><text:span text:style-name="Source_20_Text"><text:span text:style-name="T7"><text:s text:c="4"/></text:span></text:span><text:span text:style-name="Source_20_Text"><text:span text:style-name="T6">&gt; <text:s text:c="4"/>|| <text:s text:c="3"/>no <text:s text:c="3"/>| <text:s text:c="2"/>yes <text:s text:c="3"/>|| <text:s text:c="2"/>yes <text:s text:c="3"/>| <text:s text:c="3"/>no <text:s text:c="3"/>|| overwrite</text:span></text:span></text:p>
      <text:p text:style-name="P15"><text:span text:style-name="Source_20_Text"><text:span text:style-name="T7"><text:s text:c="4"/></text:span></text:span><text:span text:style-name="Source_20_Text"><text:span text:style-name="T6">&gt;&gt; <text:s text:c="3"/>|| <text:s text:c="3"/>no <text:s text:c="3"/>| <text:s text:c="2"/>yes <text:s text:c="3"/>|| <text:s text:c="2"/>yes <text:s text:c="3"/>| <text:s text:c="3"/>no <text:s text:c="3"/>|| <text:s/>append</text:span></text:span></text:p>
      <text:p text:style-name="P15"><text:span text:style-name="Source_20_Text"><text:span text:style-name="T7"><text:s text:c="10"/></text:span></text:span><text:span text:style-name="Source_20_Text"><text:span text:style-name="T6">|| <text:s text:c="9"/>| <text:s text:c="9"/>|| <text:s text:c="9"/>| <text:s text:c="9"/>||</text:span></text:span></text:p>
      <text:p text:style-name="P15"><text:span text:style-name="Source_20_Text"><text:span text:style-name="T7"><text:s text:c="3"/></text:span></text:span><text:span text:style-name="Source_20_Text"><text:span text:style-name="T6">2&gt; <text:s text:c="4"/>|| <text:s text:c="2"/>yes <text:s text:c="3"/>| <text:s text:c="3"/>no <text:s text:c="3"/>|| <text:s text:c="3"/>no <text:s text:c="3"/>| <text:s text:c="2"/>yes <text:s text:c="3"/>|| overwrite</text:span></text:span></text:p>
      <text:p text:style-name="P15"><text:span text:style-name="Source_20_Text"><text:span text:style-name="T7"><text:s text:c="3"/></text:span></text:span><text:span text:style-name="Source_20_Text"><text:span text:style-name="T6">2&gt;&gt; <text:s text:c="3"/>|| <text:s text:c="2"/>yes <text:s text:c="3"/>| <text:s text:c="3"/>no <text:s text:c="3"/>|| <text:s text:c="3"/>no <text:s text:c="3"/>| <text:s text:c="2"/>yes <text:s text:c="3"/>|| <text:s/>append</text:span></text:span></text:p>
      <text:p text:style-name="P15"><text:span text:style-name="Source_20_Text"><text:span text:style-name="T7"><text:s text:c="10"/></text:span></text:span><text:span text:style-name="Source_20_Text"><text:span text:style-name="T6">|| <text:s text:c="9"/>| <text:s text:c="9"/>|| <text:s text:c="9"/>| <text:s text:c="9"/>||</text:span></text:span></text:p>
      <text:p text:style-name="P15"><text:span text:style-name="Source_20_Text"><text:span text:style-name="T7"><text:s text:c="3"/></text:span></text:span><text:span text:style-name="Source_20_Text"><text:span text:style-name="T6">&amp;&gt; <text:s text:c="4"/>|| <text:s text:c="3"/>no <text:s text:c="3"/>| <text:s text:c="3"/>no <text:s text:c="3"/>|| <text:s text:c="2"/>yes <text:s text:c="3"/>| <text:s text:c="2"/>yes <text:s text:c="3"/>|| overwrite</text:span></text:span></text:p>
      <text:p text:style-name="P15"><text:span text:style-name="Source_20_Text"><text:span text:style-name="T7"><text:s text:c="3"/></text:span></text:span><text:span text:style-name="Source_20_Text"><text:span text:style-name="T6">&amp;&gt;&gt; <text:s text:c="3"/>|| <text:s text:c="3"/>no <text:s text:c="3"/>| <text:s text:c="3"/>no <text:s text:c="3"/>|| <text:s text:c="2"/>yes <text:s text:c="3"/>| <text:s text:c="2"/>yes <text:s text:c="3"/>|| <text:s/>append</text:span></text:span></text:p>
      <text:p text:style-name="P15"><text:span text:style-name="Source_20_Text"><text:span text:style-name="T7"><text:s text:c="10"/></text:span></text:span><text:span text:style-name="Source_20_Text"><text:span text:style-name="T6">|| <text:s text:c="9"/>| <text:s text:c="9"/>|| <text:s text:c="9"/>| <text:s text:c="9"/>||</text:span></text:span></text:p>
      <text:p text:style-name="P15"><text:span text:style-name="Source_20_Text"><text:span text:style-name="T7"><text:s/></text:span></text:span><text:span text:style-name="Source_20_Text"><text:span text:style-name="T6">| tee <text:s text:c="3"/>|| <text:s text:c="2"/>yes <text:s text:c="3"/>| <text:s text:c="2"/>yes <text:s text:c="3"/>|| <text:s text:c="2"/>yes <text:s text:c="3"/>| <text:s text:c="3"/>no <text:s text:c="3"/>|| overwrite</text:span></text:span></text:p>
      <text:p text:style-name="P15"><text:span text:style-name="Source_20_Text"><text:span text:style-name="T7"><text:s/></text:span></text:span><text:span text:style-name="Source_20_Text"><text:span text:style-name="T6">| tee -a || <text:s text:c="2"/>yes <text:s text:c="3"/>| <text:s text:c="2"/>yes <text:s text:c="3"/>|| <text:s text:c="2"/>yes <text:s text:c="3"/>| <text:s text:c="3"/>no <text:s text:c="3"/>|| <text:s/>append</text:span></text:span></text:p>
      <text:p text:style-name="P15"><text:span text:style-name="Source_20_Text"><text:span text:style-name="T7"><text:s text:c="10"/></text:span></text:span><text:span text:style-name="Source_20_Text"><text:span text:style-name="T6">|| <text:s text:c="9"/>| <text:s text:c="9"/>|| <text:s text:c="9"/>| <text:s text:c="9"/>||</text:span></text:span></text:p>
      <text:p text:style-name="P15"><text:span text:style-name="Source_20_Text"><text:span text:style-name="T7"><text:s/></text:span></text:span><text:span text:style-name="Source_20_Text"><text:span text:style-name="T6">n.e. (*) || <text:s text:c="2"/>yes <text:s text:c="3"/>| <text:s text:c="2"/>yes <text:s text:c="3"/>|| <text:s text:c="3"/>no <text:s text:c="3"/>| <text:s text:c="2"/>yes <text:s text:c="3"/>|| overwrite</text:span></text:span></text:p>
      <text:p text:style-name="P15"><text:span text:style-name="Source_20_Text"><text:span text:style-name="T7"><text:s/></text:span></text:span><text:span text:style-name="Source_20_Text"><text:span text:style-name="T6">n.e. (*) || <text:s text:c="2"/>yes <text:s text:c="3"/>| <text:s text:c="2"/>yes <text:s text:c="3"/>|| <text:s text:c="3"/>no <text:s text:c="3"/>| <text:s text:c="2"/>yes <text:s text:c="3"/>|| <text:s/>append</text:span></text:span></text:p>
      <text:p text:style-name="P15"><text:span text:style-name="Source_20_Text"><text:span text:style-name="T7"><text:s text:c="10"/></text:span></text:span><text:span text:style-name="Source_20_Text"><text:span text:style-name="T6">|| <text:s text:c="9"/>| <text:s text:c="9"/>|| <text:s text:c="9"/>| <text:s text:c="9"/>||</text:span></text:span></text:p>
      <text:p text:style-name="P15"><text:span text:style-name="Source_20_Text"><text:span text:style-name="T6">|&amp; tee <text:s text:c="3"/>|| <text:s text:c="2"/>yes <text:s text:c="3"/>| <text:s text:c="2"/>yes <text:s text:c="3"/>|| <text:s text:c="2"/>yes <text:s text:c="3"/>| <text:s text:c="2"/>yes <text:s text:c="3"/>|| overwrite</text:span></text:span></text:p>
      <text:p text:style-name="P15"><text:span text:style-name="Source_20_Text"><text:span text:style-name="T6">|&amp; tee -a || <text:s text:c="2"/>yes <text:s text:c="3"/>| <text:s text:c="2"/>yes <text:s text:c="3"/>|| <text:s text:c="2"/>yes <text:s text:c="3"/>| <text:s text:c="2"/>yes <text:s text:c="3"/>|| <text:s/>append</text:span></text:span></text:p>
      <text:h text:style-name="P14" text:outline-level="3">List:</text:h>
      <text:list xml:id="list1269621404" text:style-name="L25">
        <text:list-item>
          <text:p text:style-name="P68"><text:span text:style-name="Source_20_Text"><text:span text:style-name="T8">command &gt; output.txt</text:span></text:span></text:p>
          <text:p text:style-name="P66">The standard output stream will be redirected to the file only, it will not be visible in the terminal. If the file already exists, it gets overwritten.</text:p>
        </text:list-item>
        <text:list-item>
          <text:p text:style-name="P68"><text:span text:style-name="Source_20_Text"><text:span text:style-name="T8">command &gt;&gt; output.txt</text:span></text:span></text:p>
          <text:p text:style-name="P66">The standard output stream will be redirected to the file only, it will not be visible in the terminal. If the file already exists, the new data will get appended to the end of the file.</text:p>
        </text:list-item>
        <text:list-item>
          <text:p text:style-name="P68"><text:span text:style-name="Source_20_Text"><text:span text:style-name="T8">command 2&gt; output.txt</text:span></text:span></text:p>
          <text:p text:style-name="P66">The standard error stream will be redirected to the file only, it will not be visible in the terminal. If the file already exists, it gets overwritten.</text:p>
        </text:list-item>
        <text:list-item>
          <text:p text:style-name="P68"><text:span text:style-name="Source_20_Text"><text:span text:style-name="T8">command 2&gt;&gt; output.txt</text:span></text:span></text:p>
          <text:p text:style-name="P66">The standard error stream will be redirected to the file only, it will not be visible in the terminal. If the file already exists, the new data will get appended to the end of the file.</text:p>
        </text:list-item>
        <text:list-item>
          <text:p text:style-name="P68"><text:span text:style-name="Source_20_Text"><text:span text:style-name="T8">command &amp;&gt; output.txt</text:span></text:span></text:p>
          <text:p text:style-name="P66">Both the standard output and standard error stream will be redirected to the file only, nothing will be visible in the terminal. If the file already exists, it gets overwritten.</text:p>
        </text:list-item>
        <text:list-item>
          <text:p text:style-name="P68"><text:span text:style-name="Source_20_Text"><text:span text:style-name="T8">command &amp;&gt;&gt; output.txt</text:span></text:span></text:p>
          <text:p text:style-name="P66">Both the standard output and standard error stream will be redirected to the file only, nothing will be visible in the terminal. If the file already exists, the new data will get appended to the end of the file..</text:p>
        </text:list-item>
        <text:list-item>
          <text:p text:style-name="P68"><text:soft-page-break/><text:span text:style-name="Source_20_Text"><text:span text:style-name="T8">command | tee output.txt</text:span></text:span></text:p>
          <text:p text:style-name="P66">The standard output stream will be copied to the file, it will still be visible in the terminal. If the file already exists, it gets overwritten.</text:p>
        </text:list-item>
        <text:list-item>
          <text:p text:style-name="P68"><text:span text:style-name="Source_20_Text"><text:span text:style-name="T8">command | tee -a output.txt</text:span></text:span></text:p>
          <text:p text:style-name="P66">The standard output stream will be copied to the file, it will still be visible in the terminal. If the file already exists, the new data will get appended to the end of the file.</text:p>
        </text:list-item>
        <text:list-item>
          <text:p text:style-name="P68"><text:span text:style-name="Strong_20_Emphasis"><text:span text:style-name="T9">(*)</text:span></text:span></text:p>
          <text:p text:style-name="P68"><text:span text:style-name="T10">Bash has no shorthand syntax that allows piping only StdErr to a second command, which would be needed here in combination with </text:span><text:span text:style-name="Source_20_Text"><text:span text:style-name="T8">tee</text:span></text:span><text:span text:style-name="T10"> again to complete the table. If you really need something like that, please look at </text:span><text:a xlink:type="simple" xlink:href="https://stackoverflow.com/q/2342826/4464570" text:style-name="Internet_20_link" text:visited-style-name="Visited_20_Internet_20_Link"><text:span text:style-name="T11">"How to pipe stderr, and not stdout?" on Stack Overflow</text:span></text:a><text:span text:style-name="T10"> for some ways how this can be done e.g. by swapping streams or using process substitution.</text:span></text:p>
        </text:list-item>
        <text:list-item>
          <text:p text:style-name="P68"><text:span text:style-name="Source_20_Text"><text:span text:style-name="T8">command |&amp; tee output.txt</text:span></text:span></text:p>
          <text:p text:style-name="P66">Both the standard output and standard error streams will be copied to the file while still being visible in the terminal. If the file already exists, it gets overwritten.</text:p>
        </text:list-item>
        <text:list-item>
          <text:p text:style-name="P68"><text:span text:style-name="Source_20_Text"><text:span text:style-name="T8">command |&amp; tee -a output.txt</text:span></text:span></text:p>
          <text:p text:style-name="P66">Both the standard output and standard error streams will be copied to the file while still being visible in the terminal. If the file already exists, the new data will get appended to the end of the file.</text:p>
        </text:list-item>
      </text:list>
      <text:p text:style-name="P12"><text:span text:style-name="T15"/></text:p>
      <text:p text:style-name="P12"><text:span text:style-name="T15">Detailed</text:span><text:span text:style-name="T16"> </text:span><text:a xlink:type="simple" xlink:href="https://www.javatpoint.com/linux-awk-command" text:style-name="Internet_20_link" text:visited-style-name="Visited_20_Internet_20_Link">https://www.javatpoint.com/linux-awk-command</text:a></text:p>
      <text:p text:style-name="P12"/>
      <text:p text:style-name="P12"/>
      <text:p text:style-name="P12">awk </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ra" svg:font-family="Lora, 'Libre Baskerville', 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Arial, sans-serif"/>
    <style:font-face style:name="apple-system" svg:font-family="apple-system, BlinkMacSystemFont, 'Segoe UI Adjusted', 'Segoe UI', 'Liberation Sans', sans-serif"/>
    <style:font-face style:name="inherit" svg:font-family="inherit"/>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4:01:34.905519112</meta:creation-date>
    <dc:date>2023-01-19T11:22:42.298986236</dc:date>
    <meta:editing-duration>PT14M50S</meta:editing-duration>
    <meta:editing-cycles>4</meta:editing-cycles>
    <meta:generator>LibreOffice/7.3.7.2$Linux_X86_64 LibreOffice_project/30$Build-2</meta:generator>
    <meta:document-statistic meta:table-count="0" meta:image-count="0" meta:object-count="0" meta:page-count="9" meta:paragraph-count="192" meta:word-count="1797" meta:character-count="10655" meta:non-whitespace-character-count="8511"/>
  </office:meta>
</office:document-meta>
</file>